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95cm" svg:y1="18.5cm" svg:x2="3.949cm" svg:y2="1.4cm">
          <text:p/>
        </draw:line>
        <draw:line draw:style-name="gr1" draw:text-style-name="P1" draw:layer="layout" svg:x1="1.401cm" svg:y1="16.149cm" svg:x2="18.501cm" svg:y2="16.148cm">
          <text:p/>
        </draw:line>
        <draw:frame draw:style-name="gr2" draw:layer="layout" svg:width="1.8cm" svg:height="1.615cm" svg:x="2.3cm" svg:y="16.185cm">
          <draw:text-box>
            <text:p><text:s text:c="4"/>O</text:p>
            <text:p>原点</text:p>
          </draw:text-box>
        </draw:frame>
        <draw:line draw:style-name="gr3" draw:text-style-name="P1" draw:layer="layout" svg:x1="3.95cm" svg:y1="16.15cm" svg:x2="8.65cm" svg:y2="16.15cm">
          <text:p/>
        </draw:line>
        <draw:frame draw:style-name="gr4" draw:layer="layout" svg:width="4.9cm" svg:height="1.86cm" svg:x="8cm" svg:y="16.5cm">
          <draw:text-box>
            <text:p>基底ベクトル</text:p>
            <text:p>e<text:span text:style-name="T1">1</text:span><text:span text:style-name="T2">=[1,0]</text:span><text:span text:style-name="T3">T</text:span></text:p>
          </draw:text-box>
        </draw:frame>
        <draw:frame draw:style-name="gr4" draw:layer="layout" svg:width="4.7cm" svg:height="1.86cm" svg:x="3.8cm" svg:y="9.8cm">
          <draw:text-box>
            <text:p>基底ベクトル</text:p>
            <text:p>e<text:span text:style-name="T1">2</text:span><text:span text:style-name="T2">=[0,1]</text:span><text:span text:style-name="T3">T</text:span></text:p>
          </draw:text-box>
        </draw:frame>
        <draw:line draw:style-name="gr3" draw:text-style-name="P1" draw:layer="layout" svg:x1="3.945cm" svg:y1="16.205cm" svg:x2="3.945cm" svg:y2="11.505cm">
          <text:p/>
        </draw:line>
        <draw:custom-shape draw:style-name="gr5" draw:text-style-name="P1" draw:layer="layout" svg:width="0.8cm" svg:height="0.8cm" svg:x="12.7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9cm" svg:y1="16.2cm" svg:x2="12.7cm" svg:y2="11.8cm">
          <text:p/>
        </draw:line>
        <draw:frame draw:style-name="gr4" draw:layer="layout" svg:width="7.2cm" svg:height="1.86cm" svg:x="10.4cm" svg:y="13cm">
          <draw:text-box>
            <text:p>位置ベクトル 2e<text:span text:style-name="T1">1</text:span><text:span text:style-name="T2">+1e</text:span><text:span text:style-name="T1">2</text:span><text:span text:style-name="T2">=[2,1]</text:span><text:span text:style-name="T3">T</text:span></text:p>
          </draw:text-box>
        </draw:frame>
        <draw:frame draw:style-name="gr4" draw:layer="layout" svg:width="4.3cm" svg:height="1.615cm" svg:x="13.5cm" svg:y="10.3cm">
          <draw:text-box>
            <text:p>デカルト座標{2,1} の点</text:p>
          </draw:text-box>
        </draw:frame>
        <draw:custom-shape draw:style-name="gr5" draw:text-style-name="P1" draw:layer="layout" svg:width="0.8cm" svg:height="0.8cm" svg:x="12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3cm" svg:height="1.615cm" svg:x="13.9cm" svg:y="1.785cm">
          <draw:text-box>
            <text:p>デカルト座標{2,3} の点</text:p>
          </draw:text-box>
        </draw:frame>
        <draw:line draw:style-name="gr6" draw:text-style-name="P1" draw:layer="layout" svg:x1="3.9cm" svg:y1="16.2cm" svg:x2="12.9cm" svg:y2="3.3cm">
          <text:p/>
        </draw:line>
        <draw:frame draw:style-name="gr4" draw:layer="layout" svg:width="7.2cm" svg:height="1.86cm" svg:x="11.4cm" svg:y="5.3cm">
          <draw:text-box>
            <text:p>位置ベクトル</text:p>
            <text:p>2e<text:span text:style-name="T1">1</text:span><text:span text:style-name="T2">+3e</text:span><text:span text:style-name="T1">2</text:span><text:span text:style-name="T2">=[2,3]</text:span><text:span text:style-name="T3">T</text:span></text:p>
          </draw:text-box>
        </draw:frame>
        <draw:frame draw:style-name="gr4" draw:layer="layout" svg:width="1.5cm" svg:height="1.147cm" svg:x="17.5cm" svg:y="16.153cm">
          <draw:text-box>
            <text:p>x<text:span text:style-name="T1">1</text:span></text:p>
          </draw:text-box>
        </draw:frame>
        <draw:frame draw:style-name="gr4" draw:layer="layout" svg:width="1.5cm" svg:height="1.147cm" svg:x="4cm" svg:y="1.2cm">
          <draw:text-box>
            <text:p>x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29T08:45:17</meta:creation-date>
    <dc:date>2016-11-29T13:09:08</dc:date>
    <dc:creator>tokai </dc:creator>
    <meta:editing-duration>PT11M23S</meta:editing-duration>
    <meta:editing-cycles>4</meta:editing-cycles>
    <meta:generator>LibreOffice/3.5$Linux_x86 LibreOffice_project/350m1$Build-2</meta:generator>
    <meta:document-statistic meta:object-count="17"/>
  </office:meta>
</office:document-meta>
</file>